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31pt"/>
    </style:style>
    <style:style style:name="co2" style:family="table-column">
      <style:table-column-properties fo:break-before="auto" style:column-width="44.4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RED_20_Graph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D Graph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FRED Graph Observa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deral Reserve Economic 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nk: https://fred.stlouisfed.or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elp: https://fredhelp.stlouisfed.or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conomic Research Divis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deral Reserve Bank of St. Lou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U6RATE</text:p>
          </table:table-cell>
          <table:table-cell table:style-name="ce1" office:value-type="string" calcext:value-type="string">
            <text:p>Total Unemployed, Plus All Persons Marginally Attached to the Labor Force, Plus Total Employed Part Time for Economic Reasons, as a Percent of the Civilian Labor Force Plus All Persons Marginally Attached to the Labor Force (U-6), Percent, Monthly, Seasonally Adjust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RATE</text:p>
          </table:table-cell>
          <table:table-cell table:style-name="ce1" office:value-type="string" calcext:value-type="string">
            <text:p>Unemployment Rate, Percent, Monthly, Seasonally Adjus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quency: Month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servation_date</text:p>
          </table:table-cell>
          <table:table-cell table:style-name="ce1" office:value-type="string" calcext:value-type="string">
            <text:p>U6RATE</text:p>
          </table:table-cell>
          <table:table-cell table:style-name="ce1" office:value-type="string" calcext:value-type="string">
            <text:p>UNRATE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1-01" calcext:value-type="date">
            <text:p>1948-01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2-01" calcext:value-type="date">
            <text:p>1948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3-01" calcext:value-type="date">
            <text:p>1948-03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4-01" calcext:value-type="date">
            <text:p>1948-04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5-01" calcext:value-type="date">
            <text:p>1948-05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6-01" calcext:value-type="date">
            <text:p>1948-06-0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7-01" calcext:value-type="date">
            <text:p>1948-07-0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8-01" calcext:value-type="date">
            <text:p>1948-08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09-01" calcext:value-type="date">
            <text:p>1948-09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10-01" calcext:value-type="date">
            <text:p>1948-10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11-01" calcext:value-type="date">
            <text:p>1948-11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8-12-01" calcext:value-type="date">
            <text:p>1948-12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1-01" calcext:value-type="date">
            <text:p>1949-01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2-01" calcext:value-type="date">
            <text:p>1949-02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3-01" calcext:value-type="date">
            <text:p>1949-03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4-01" calcext:value-type="date">
            <text:p>1949-04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5-01" calcext:value-type="date">
            <text:p>1949-05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6-01" calcext:value-type="date">
            <text:p>1949-06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7-01" calcext:value-type="date">
            <text:p>1949-07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8-01" calcext:value-type="date">
            <text:p>1949-08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09-01" calcext:value-type="date">
            <text:p>1949-09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10-01" calcext:value-type="date">
            <text:p>1949-10-01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11-01" calcext:value-type="date">
            <text:p>1949-11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49-12-01" calcext:value-type="date">
            <text:p>1949-1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1-01" calcext:value-type="date">
            <text:p>1950-01-0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2-01" calcext:value-type="date">
            <text:p>1950-02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3-01" calcext:value-type="date">
            <text:p>1950-03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4-01" calcext:value-type="date">
            <text:p>1950-04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5-01" calcext:value-type="date">
            <text:p>1950-05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6-01" calcext:value-type="date">
            <text:p>1950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7-01" calcext:value-type="date">
            <text:p>1950-07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8-01" calcext:value-type="date">
            <text:p>1950-08-0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09-01" calcext:value-type="date">
            <text:p>1950-09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10-01" calcext:value-type="date">
            <text:p>1950-10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11-01" calcext:value-type="date">
            <text:p>1950-11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0-12-01" calcext:value-type="date">
            <text:p>1950-12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1-01" calcext:value-type="date">
            <text:p>1951-01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2-01" calcext:value-type="date">
            <text:p>1951-02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3-01" calcext:value-type="date">
            <text:p>1951-03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4-01" calcext:value-type="date">
            <text:p>1951-04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5-01" calcext:value-type="date">
            <text:p>1951-05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6-01" calcext:value-type="date">
            <text:p>1951-06-01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7-01" calcext:value-type="date">
            <text:p>1951-07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8-01" calcext:value-type="date">
            <text:p>1951-08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09-01" calcext:value-type="date">
            <text:p>1951-09-01</text:p>
          </table:table-cell>
          <table:table-cell/>
          <table:table-cell table:style-name="ce3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10-01" calcext:value-type="date">
            <text:p>1951-10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11-01" calcext:value-type="date">
            <text:p>1951-11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1-12-01" calcext:value-type="date">
            <text:p>1951-12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1-01" calcext:value-type="date">
            <text:p>1952-01-01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2-01" calcext:value-type="date">
            <text:p>1952-02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3-01" calcext:value-type="date">
            <text:p>1952-03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4-01" calcext:value-type="date">
            <text:p>1952-04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5-01" calcext:value-type="date">
            <text:p>1952-05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6-01" calcext:value-type="date">
            <text:p>1952-06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7-01" calcext:value-type="date">
            <text:p>1952-07-01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8-01" calcext:value-type="date">
            <text:p>1952-08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09-01" calcext:value-type="date">
            <text:p>1952-09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10-01" calcext:value-type="date">
            <text:p>1952-10-01</text:p>
          </table:table-cell>
          <table:table-cell/>
          <table:table-cell table:style-name="ce3" office:value-type="float" office:value="3" calcext:value-type="float">
            <text:p>3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11-01" calcext:value-type="date">
            <text:p>1952-11-01</text:p>
          </table:table-cell>
          <table:table-cell/>
          <table:table-cell table:style-name="ce3" office:value-type="float" office:value="2.8" calcext:value-type="float">
            <text:p>2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2-12-01" calcext:value-type="date">
            <text:p>1952-12-01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1-01" calcext:value-type="date">
            <text:p>1953-01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2-01" calcext:value-type="date">
            <text:p>1953-02-01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3-01" calcext:value-type="date">
            <text:p>1953-03-01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4-01" calcext:value-type="date">
            <text:p>1953-04-01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5-01" calcext:value-type="date">
            <text:p>1953-05-01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6-01" calcext:value-type="date">
            <text:p>1953-06-01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7-01" calcext:value-type="date">
            <text:p>1953-07-01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8-01" calcext:value-type="date">
            <text:p>1953-08-01</text:p>
          </table:table-cell>
          <table:table-cell/>
          <table:table-cell table:style-name="ce3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09-01" calcext:value-type="date">
            <text:p>1953-09-0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10-01" calcext:value-type="date">
            <text:p>1953-10-01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11-01" calcext:value-type="date">
            <text:p>1953-11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3-12-01" calcext:value-type="date">
            <text:p>1953-12-0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1-01" calcext:value-type="date">
            <text:p>1954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2-01" calcext:value-type="date">
            <text:p>1954-0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3-01" calcext:value-type="date">
            <text:p>1954-03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4-01" calcext:value-type="date">
            <text:p>1954-04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5-01" calcext:value-type="date">
            <text:p>1954-05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6-01" calcext:value-type="date">
            <text:p>1954-06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7-01" calcext:value-type="date">
            <text:p>1954-07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8-01" calcext:value-type="date">
            <text:p>1954-08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09-01" calcext:value-type="date">
            <text:p>1954-09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10-01" calcext:value-type="date">
            <text:p>1954-10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11-01" calcext:value-type="date">
            <text:p>1954-11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4-12-01" calcext:value-type="date">
            <text:p>1954-12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1-01" calcext:value-type="date">
            <text:p>1955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2-01" calcext:value-type="date">
            <text:p>1955-02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3-01" calcext:value-type="date">
            <text:p>1955-03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4-01" calcext:value-type="date">
            <text:p>1955-04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5-01" calcext:value-type="date">
            <text:p>1955-05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6-01" calcext:value-type="date">
            <text:p>1955-06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7-01" calcext:value-type="date">
            <text:p>1955-07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8-01" calcext:value-type="date">
            <text:p>1955-08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09-01" calcext:value-type="date">
            <text:p>1955-09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10-01" calcext:value-type="date">
            <text:p>1955-10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11-01" calcext:value-type="date">
            <text:p>1955-11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5-12-01" calcext:value-type="date">
            <text:p>1955-12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1-01" calcext:value-type="date">
            <text:p>1956-01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2-01" calcext:value-type="date">
            <text:p>1956-02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3-01" calcext:value-type="date">
            <text:p>1956-03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4-01" calcext:value-type="date">
            <text:p>1956-04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5-01" calcext:value-type="date">
            <text:p>1956-05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6-01" calcext:value-type="date">
            <text:p>1956-06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7-01" calcext:value-type="date">
            <text:p>1956-07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8-01" calcext:value-type="date">
            <text:p>1956-08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09-01" calcext:value-type="date">
            <text:p>1956-09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10-01" calcext:value-type="date">
            <text:p>1956-10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11-01" calcext:value-type="date">
            <text:p>1956-11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6-12-01" calcext:value-type="date">
            <text:p>1956-12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1-01" calcext:value-type="date">
            <text:p>1957-01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2-01" calcext:value-type="date">
            <text:p>1957-02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3-01" calcext:value-type="date">
            <text:p>1957-03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4-01" calcext:value-type="date">
            <text:p>1957-04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5-01" calcext:value-type="date">
            <text:p>1957-05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6-01" calcext:value-type="date">
            <text:p>1957-06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7-01" calcext:value-type="date">
            <text:p>1957-07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8-01" calcext:value-type="date">
            <text:p>1957-08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09-01" calcext:value-type="date">
            <text:p>1957-09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10-01" calcext:value-type="date">
            <text:p>1957-10-01</text:p>
          </table:table-cell>
          <table:table-cell/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11-01" calcext:value-type="date">
            <text:p>1957-11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7-12-01" calcext:value-type="date">
            <text:p>1957-1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1-01" calcext:value-type="date">
            <text:p>1958-0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2-01" calcext:value-type="date">
            <text:p>1958-02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3-01" calcext:value-type="date">
            <text:p>1958-03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4-01" calcext:value-type="date">
            <text:p>1958-04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5-01" calcext:value-type="date">
            <text:p>1958-05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6-01" calcext:value-type="date">
            <text:p>1958-06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7-01" calcext:value-type="date">
            <text:p>1958-07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8-01" calcext:value-type="date">
            <text:p>1958-08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09-01" calcext:value-type="date">
            <text:p>1958-09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10-01" calcext:value-type="date">
            <text:p>1958-10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11-01" calcext:value-type="date">
            <text:p>1958-11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8-12-01" calcext:value-type="date">
            <text:p>1958-12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1-01" calcext:value-type="date">
            <text:p>1959-01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2-01" calcext:value-type="date">
            <text:p>1959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3-01" calcext:value-type="date">
            <text:p>1959-03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4-01" calcext:value-type="date">
            <text:p>1959-04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5-01" calcext:value-type="date">
            <text:p>1959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6-01" calcext:value-type="date">
            <text:p>1959-06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7-01" calcext:value-type="date">
            <text:p>1959-07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8-01" calcext:value-type="date">
            <text:p>1959-08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09-01" calcext:value-type="date">
            <text:p>1959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10-01" calcext:value-type="date">
            <text:p>1959-10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11-01" calcext:value-type="date">
            <text:p>1959-1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59-12-01" calcext:value-type="date">
            <text:p>1959-12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1-01" calcext:value-type="date">
            <text:p>1960-01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2-01" calcext:value-type="date">
            <text:p>1960-02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3-01" calcext:value-type="date">
            <text:p>1960-03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4-01" calcext:value-type="date">
            <text:p>1960-04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5-01" calcext:value-type="date">
            <text:p>1960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6-01" calcext:value-type="date">
            <text:p>1960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7-01" calcext:value-type="date">
            <text:p>1960-07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8-01" calcext:value-type="date">
            <text:p>1960-08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09-01" calcext:value-type="date">
            <text:p>1960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10-01" calcext:value-type="date">
            <text:p>1960-10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11-01" calcext:value-type="date">
            <text:p>1960-11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0-12-01" calcext:value-type="date">
            <text:p>1960-1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1-01" calcext:value-type="date">
            <text:p>1961-0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2-01" calcext:value-type="date">
            <text:p>1961-02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3-01" calcext:value-type="date">
            <text:p>1961-03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4-01" calcext:value-type="date">
            <text:p>1961-04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5-01" calcext:value-type="date">
            <text:p>1961-05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6-01" calcext:value-type="date">
            <text:p>1961-06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7-01" calcext:value-type="date">
            <text:p>1961-07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8-01" calcext:value-type="date">
            <text:p>1961-08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09-01" calcext:value-type="date">
            <text:p>1961-09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10-01" calcext:value-type="date">
            <text:p>1961-10-0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11-01" calcext:value-type="date">
            <text:p>1961-11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1-12-01" calcext:value-type="date">
            <text:p>1961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1-01" calcext:value-type="date">
            <text:p>1962-0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2-01" calcext:value-type="date">
            <text:p>1962-02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3-01" calcext:value-type="date">
            <text:p>1962-03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4-01" calcext:value-type="date">
            <text:p>1962-04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5-01" calcext:value-type="date">
            <text:p>1962-05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6-01" calcext:value-type="date">
            <text:p>1962-06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7-01" calcext:value-type="date">
            <text:p>1962-07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8-01" calcext:value-type="date">
            <text:p>1962-08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09-01" calcext:value-type="date">
            <text:p>1962-09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10-01" calcext:value-type="date">
            <text:p>1962-10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11-01" calcext:value-type="date">
            <text:p>1962-1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2-12-01" calcext:value-type="date">
            <text:p>1962-12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1-01" calcext:value-type="date">
            <text:p>1963-0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2-01" calcext:value-type="date">
            <text:p>1963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3-01" calcext:value-type="date">
            <text:p>1963-03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4-01" calcext:value-type="date">
            <text:p>1963-04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5-01" calcext:value-type="date">
            <text:p>1963-05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6-01" calcext:value-type="date">
            <text:p>1963-06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7-01" calcext:value-type="date">
            <text:p>1963-07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8-01" calcext:value-type="date">
            <text:p>1963-08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09-01" calcext:value-type="date">
            <text:p>1963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10-01" calcext:value-type="date">
            <text:p>1963-10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11-01" calcext:value-type="date">
            <text:p>1963-1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3-12-01" calcext:value-type="date">
            <text:p>1963-12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1-01" calcext:value-type="date">
            <text:p>1964-01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2-01" calcext:value-type="date">
            <text:p>1964-02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3-01" calcext:value-type="date">
            <text:p>1964-03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4-01" calcext:value-type="date">
            <text:p>1964-04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5-01" calcext:value-type="date">
            <text:p>1964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6-01" calcext:value-type="date">
            <text:p>1964-06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7-01" calcext:value-type="date">
            <text:p>1964-07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8-01" calcext:value-type="date">
            <text:p>1964-08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09-01" calcext:value-type="date">
            <text:p>1964-09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10-01" calcext:value-type="date">
            <text:p>1964-10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11-01" calcext:value-type="date">
            <text:p>1964-11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4-12-01" calcext:value-type="date">
            <text:p>1964-12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1-01" calcext:value-type="date">
            <text:p>1965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2-01" calcext:value-type="date">
            <text:p>1965-02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3-01" calcext:value-type="date">
            <text:p>1965-03-01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4-01" calcext:value-type="date">
            <text:p>1965-04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5-01" calcext:value-type="date">
            <text:p>1965-05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6-01" calcext:value-type="date">
            <text:p>1965-06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7-01" calcext:value-type="date">
            <text:p>1965-07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8-01" calcext:value-type="date">
            <text:p>1965-08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09-01" calcext:value-type="date">
            <text:p>1965-09-01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10-01" calcext:value-type="date">
            <text:p>1965-10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11-01" calcext:value-type="date">
            <text:p>1965-11-01</text:p>
          </table:table-cell>
          <table:table-cell/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5-12-01" calcext:value-type="date">
            <text:p>1965-12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1-01" calcext:value-type="date">
            <text:p>1966-01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2-01" calcext:value-type="date">
            <text:p>1966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3-01" calcext:value-type="date">
            <text:p>1966-03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4-01" calcext:value-type="date">
            <text:p>1966-04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5-01" calcext:value-type="date">
            <text:p>1966-05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6-01" calcext:value-type="date">
            <text:p>1966-06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7-01" calcext:value-type="date">
            <text:p>1966-07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8-01" calcext:value-type="date">
            <text:p>1966-08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09-01" calcext:value-type="date">
            <text:p>1966-09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10-01" calcext:value-type="date">
            <text:p>1966-10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11-01" calcext:value-type="date">
            <text:p>1966-11-0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6-12-01" calcext:value-type="date">
            <text:p>1966-1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1-01" calcext:value-type="date">
            <text:p>1967-01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2-01" calcext:value-type="date">
            <text:p>1967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3-01" calcext:value-type="date">
            <text:p>1967-03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4-01" calcext:value-type="date">
            <text:p>1967-04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5-01" calcext:value-type="date">
            <text:p>1967-05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6-01" calcext:value-type="date">
            <text:p>1967-06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7-01" calcext:value-type="date">
            <text:p>1967-07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8-01" calcext:value-type="date">
            <text:p>1967-08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09-01" calcext:value-type="date">
            <text:p>1967-09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10-01" calcext:value-type="date">
            <text:p>1967-10-01</text:p>
          </table:table-cell>
          <table:table-cell/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11-01" calcext:value-type="date">
            <text:p>1967-11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7-12-01" calcext:value-type="date">
            <text:p>1967-1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1-01" calcext:value-type="date">
            <text:p>1968-01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2-01" calcext:value-type="date">
            <text:p>1968-02-01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3-01" calcext:value-type="date">
            <text:p>1968-03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4-01" calcext:value-type="date">
            <text:p>1968-04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5-01" calcext:value-type="date">
            <text:p>1968-05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6-01" calcext:value-type="date">
            <text:p>1968-06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7-01" calcext:value-type="date">
            <text:p>1968-07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8-01" calcext:value-type="date">
            <text:p>1968-08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09-01" calcext:value-type="date">
            <text:p>1968-09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10-01" calcext:value-type="date">
            <text:p>1968-10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11-01" calcext:value-type="date">
            <text:p>1968-11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8-12-01" calcext:value-type="date">
            <text:p>1968-12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1-01" calcext:value-type="date">
            <text:p>1969-01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2-01" calcext:value-type="date">
            <text:p>1969-02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3-01" calcext:value-type="date">
            <text:p>1969-03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4-01" calcext:value-type="date">
            <text:p>1969-04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5-01" calcext:value-type="date">
            <text:p>1969-05-01</text:p>
          </table:table-cell>
          <table:table-cell/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6-01" calcext:value-type="date">
            <text:p>1969-06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7-01" calcext:value-type="date">
            <text:p>1969-07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8-01" calcext:value-type="date">
            <text:p>1969-08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09-01" calcext:value-type="date">
            <text:p>1969-09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10-01" calcext:value-type="date">
            <text:p>1969-10-01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11-01" calcext:value-type="date">
            <text:p>1969-11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69-12-01" calcext:value-type="date">
            <text:p>1969-12-01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1-01" calcext:value-type="date">
            <text:p>1970-01-01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2-01" calcext:value-type="date">
            <text:p>1970-02-01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3-01" calcext:value-type="date">
            <text:p>1970-03-0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4-01" calcext:value-type="date">
            <text:p>1970-04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5-01" calcext:value-type="date">
            <text:p>1970-05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6-01" calcext:value-type="date">
            <text:p>1970-06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7-01" calcext:value-type="date">
            <text:p>1970-07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8-01" calcext:value-type="date">
            <text:p>1970-08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09-01" calcext:value-type="date">
            <text:p>1970-09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10-01" calcext:value-type="date">
            <text:p>1970-10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11-01" calcext:value-type="date">
            <text:p>1970-1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0-12-01" calcext:value-type="date">
            <text:p>1970-12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1-01" calcext:value-type="date">
            <text:p>1971-0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2-01" calcext:value-type="date">
            <text:p>1971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3-01" calcext:value-type="date">
            <text:p>1971-03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4-01" calcext:value-type="date">
            <text:p>1971-04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5-01" calcext:value-type="date">
            <text:p>1971-05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6-01" calcext:value-type="date">
            <text:p>1971-06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7-01" calcext:value-type="date">
            <text:p>1971-07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8-01" calcext:value-type="date">
            <text:p>1971-08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09-01" calcext:value-type="date">
            <text:p>1971-09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10-01" calcext:value-type="date">
            <text:p>1971-10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11-01" calcext:value-type="date">
            <text:p>1971-11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1-12-01" calcext:value-type="date">
            <text:p>1971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1-01" calcext:value-type="date">
            <text:p>1972-0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2-01" calcext:value-type="date">
            <text:p>1972-02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3-01" calcext:value-type="date">
            <text:p>1972-03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4-01" calcext:value-type="date">
            <text:p>1972-04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5-01" calcext:value-type="date">
            <text:p>1972-05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6-01" calcext:value-type="date">
            <text:p>1972-06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7-01" calcext:value-type="date">
            <text:p>1972-07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8-01" calcext:value-type="date">
            <text:p>1972-08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09-01" calcext:value-type="date">
            <text:p>1972-09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10-01" calcext:value-type="date">
            <text:p>1972-10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11-01" calcext:value-type="date">
            <text:p>1972-11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2-12-01" calcext:value-type="date">
            <text:p>1972-1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1-01" calcext:value-type="date">
            <text:p>1973-01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2-01" calcext:value-type="date">
            <text:p>1973-02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3-01" calcext:value-type="date">
            <text:p>1973-03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4-01" calcext:value-type="date">
            <text:p>1973-04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5-01" calcext:value-type="date">
            <text:p>1973-05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6-01" calcext:value-type="date">
            <text:p>1973-06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7-01" calcext:value-type="date">
            <text:p>1973-07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8-01" calcext:value-type="date">
            <text:p>1973-08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09-01" calcext:value-type="date">
            <text:p>1973-09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10-01" calcext:value-type="date">
            <text:p>1973-10-0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11-01" calcext:value-type="date">
            <text:p>1973-11-01</text:p>
          </table:table-cell>
          <table:table-cell/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3-12-01" calcext:value-type="date">
            <text:p>1973-12-0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1-01" calcext:value-type="date">
            <text:p>1974-01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2-01" calcext:value-type="date">
            <text:p>1974-0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3-01" calcext:value-type="date">
            <text:p>1974-03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4-01" calcext:value-type="date">
            <text:p>1974-04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5-01" calcext:value-type="date">
            <text:p>1974-05-01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6-01" calcext:value-type="date">
            <text:p>1974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7-01" calcext:value-type="date">
            <text:p>1974-07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8-01" calcext:value-type="date">
            <text:p>1974-08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09-01" calcext:value-type="date">
            <text:p>1974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10-01" calcext:value-type="date">
            <text:p>1974-10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11-01" calcext:value-type="date">
            <text:p>1974-1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4-12-01" calcext:value-type="date">
            <text:p>1974-1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1-01" calcext:value-type="date">
            <text:p>1975-01-01</text:p>
          </table:table-cell>
          <table:table-cell/>
          <table:table-cell table:style-name="ce3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2-01" calcext:value-type="date">
            <text:p>1975-02-01</text:p>
          </table:table-cell>
          <table:table-cell/>
          <table:table-cell table:style-name="ce3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3-01" calcext:value-type="date">
            <text:p>1975-03-01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4-01" calcext:value-type="date">
            <text:p>1975-04-01</text:p>
          </table:table-cell>
          <table:table-cell/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5-01" calcext:value-type="date">
            <text:p>1975-05-01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6-01" calcext:value-type="date">
            <text:p>1975-06-01</text:p>
          </table:table-cell>
          <table:table-cell/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7-01" calcext:value-type="date">
            <text:p>1975-07-01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8-01" calcext:value-type="date">
            <text:p>1975-08-01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09-01" calcext:value-type="date">
            <text:p>1975-09-01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10-01" calcext:value-type="date">
            <text:p>1975-10-01</text:p>
          </table:table-cell>
          <table:table-cell/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11-01" calcext:value-type="date">
            <text:p>1975-11-01</text:p>
          </table:table-cell>
          <table:table-cell/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5-12-01" calcext:value-type="date">
            <text:p>1975-12-01</text:p>
          </table:table-cell>
          <table:table-cell/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1-01" calcext:value-type="date">
            <text:p>1976-01-01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2-01" calcext:value-type="date">
            <text:p>1976-02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3-01" calcext:value-type="date">
            <text:p>1976-03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4-01" calcext:value-type="date">
            <text:p>1976-04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5-01" calcext:value-type="date">
            <text:p>1976-05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6-01" calcext:value-type="date">
            <text:p>1976-06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7-01" calcext:value-type="date">
            <text:p>1976-07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8-01" calcext:value-type="date">
            <text:p>1976-08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09-01" calcext:value-type="date">
            <text:p>1976-09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10-01" calcext:value-type="date">
            <text:p>1976-10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11-01" calcext:value-type="date">
            <text:p>1976-11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6-12-01" calcext:value-type="date">
            <text:p>1976-12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1-01" calcext:value-type="date">
            <text:p>1977-01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2-01" calcext:value-type="date">
            <text:p>1977-02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3-01" calcext:value-type="date">
            <text:p>1977-03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4-01" calcext:value-type="date">
            <text:p>1977-04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5-01" calcext:value-type="date">
            <text:p>1977-05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6-01" calcext:value-type="date">
            <text:p>1977-06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7-01" calcext:value-type="date">
            <text:p>1977-07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8-01" calcext:value-type="date">
            <text:p>1977-08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09-01" calcext:value-type="date">
            <text:p>1977-09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10-01" calcext:value-type="date">
            <text:p>1977-10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11-01" calcext:value-type="date">
            <text:p>1977-11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7-12-01" calcext:value-type="date">
            <text:p>1977-12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1-01" calcext:value-type="date">
            <text:p>1978-01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2-01" calcext:value-type="date">
            <text:p>1978-02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3-01" calcext:value-type="date">
            <text:p>1978-03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4-01" calcext:value-type="date">
            <text:p>1978-04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5-01" calcext:value-type="date">
            <text:p>1978-05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6-01" calcext:value-type="date">
            <text:p>1978-06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7-01" calcext:value-type="date">
            <text:p>1978-07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8-01" calcext:value-type="date">
            <text:p>1978-08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09-01" calcext:value-type="date">
            <text:p>1978-09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10-01" calcext:value-type="date">
            <text:p>1978-10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11-01" calcext:value-type="date">
            <text:p>1978-1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8-12-01" calcext:value-type="date">
            <text:p>1978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1-01" calcext:value-type="date">
            <text:p>1979-0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2-01" calcext:value-type="date">
            <text:p>1979-02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3-01" calcext:value-type="date">
            <text:p>1979-03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4-01" calcext:value-type="date">
            <text:p>1979-04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5-01" calcext:value-type="date">
            <text:p>1979-05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6-01" calcext:value-type="date">
            <text:p>1979-06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7-01" calcext:value-type="date">
            <text:p>1979-07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8-01" calcext:value-type="date">
            <text:p>1979-08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09-01" calcext:value-type="date">
            <text:p>1979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10-01" calcext:value-type="date">
            <text:p>1979-10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11-01" calcext:value-type="date">
            <text:p>1979-11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79-12-01" calcext:value-type="date">
            <text:p>1979-12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1-01" calcext:value-type="date">
            <text:p>1980-01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2-01" calcext:value-type="date">
            <text:p>1980-02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3-01" calcext:value-type="date">
            <text:p>1980-03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4-01" calcext:value-type="date">
            <text:p>1980-04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5-01" calcext:value-type="date">
            <text:p>1980-05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6-01" calcext:value-type="date">
            <text:p>1980-06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7-01" calcext:value-type="date">
            <text:p>1980-07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8-01" calcext:value-type="date">
            <text:p>1980-08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09-01" calcext:value-type="date">
            <text:p>1980-09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10-01" calcext:value-type="date">
            <text:p>1980-10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11-01" calcext:value-type="date">
            <text:p>1980-11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0-12-01" calcext:value-type="date">
            <text:p>1980-1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1-01" calcext:value-type="date">
            <text:p>1981-01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2-01" calcext:value-type="date">
            <text:p>1981-02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3-01" calcext:value-type="date">
            <text:p>1981-03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4-01" calcext:value-type="date">
            <text:p>1981-04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5-01" calcext:value-type="date">
            <text:p>1981-05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6-01" calcext:value-type="date">
            <text:p>1981-06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7-01" calcext:value-type="date">
            <text:p>1981-07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8-01" calcext:value-type="date">
            <text:p>1981-08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09-01" calcext:value-type="date">
            <text:p>1981-09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10-01" calcext:value-type="date">
            <text:p>1981-10-01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11-01" calcext:value-type="date">
            <text:p>1981-11-01</text:p>
          </table:table-cell>
          <table:table-cell/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1-12-01" calcext:value-type="date">
            <text:p>1981-12-01</text:p>
          </table:table-cell>
          <table:table-cell/>
          <table:table-cell table:style-name="ce3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1-01" calcext:value-type="date">
            <text:p>1982-01-01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2-01" calcext:value-type="date">
            <text:p>1982-02-01</text:p>
          </table:table-cell>
          <table:table-cell/>
          <table:table-cell table:style-name="ce3" office:value-type="float" office:value="8.9" calcext:value-type="float">
            <text:p>8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3-01" calcext:value-type="date">
            <text:p>1982-03-01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4-01" calcext:value-type="date">
            <text:p>1982-04-01</text:p>
          </table:table-cell>
          <table:table-cell/>
          <table:table-cell table:style-name="ce3" office:value-type="float" office:value="9.3" calcext:value-type="float">
            <text:p>9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5-01" calcext:value-type="date">
            <text:p>1982-05-01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6-01" calcext:value-type="date">
            <text:p>1982-06-01</text:p>
          </table:table-cell>
          <table:table-cell/>
          <table:table-cell table:style-name="ce3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7-01" calcext:value-type="date">
            <text:p>1982-07-01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8-01" calcext:value-type="date">
            <text:p>1982-08-01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09-01" calcext:value-type="date">
            <text:p>1982-09-01</text:p>
          </table:table-cell>
          <table:table-cell/>
          <table:table-cell table:style-name="ce3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10-01" calcext:value-type="date">
            <text:p>1982-10-01</text:p>
          </table:table-cell>
          <table:table-cell/>
          <table:table-cell table:style-name="ce3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11-01" calcext:value-type="date">
            <text:p>1982-11-01</text:p>
          </table:table-cell>
          <table:table-cell/>
          <table:table-cell table:style-name="ce3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2-12-01" calcext:value-type="date">
            <text:p>1982-12-01</text:p>
          </table:table-cell>
          <table:table-cell/>
          <table:table-cell table:style-name="ce3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1-01" calcext:value-type="date">
            <text:p>1983-01-01</text:p>
          </table:table-cell>
          <table:table-cell/>
          <table:table-cell table:style-name="ce3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2-01" calcext:value-type="date">
            <text:p>1983-02-01</text:p>
          </table:table-cell>
          <table:table-cell/>
          <table:table-cell table:style-name="ce3" office:value-type="float" office:value="10.4" calcext:value-type="float">
            <text:p>10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3-01" calcext:value-type="date">
            <text:p>1983-03-01</text:p>
          </table:table-cell>
          <table:table-cell/>
          <table:table-cell table:style-name="ce3" office:value-type="float" office:value="10.3" calcext:value-type="float">
            <text:p>10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4-01" calcext:value-type="date">
            <text:p>1983-04-01</text:p>
          </table:table-cell>
          <table:table-cell/>
          <table:table-cell table:style-name="ce3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5-01" calcext:value-type="date">
            <text:p>1983-05-01</text:p>
          </table:table-cell>
          <table:table-cell/>
          <table:table-cell table:style-name="ce3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6-01" calcext:value-type="date">
            <text:p>1983-06-01</text:p>
          </table:table-cell>
          <table:table-cell/>
          <table:table-cell table:style-name="ce3"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7-01" calcext:value-type="date">
            <text:p>1983-07-01</text:p>
          </table:table-cell>
          <table:table-cell/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8-01" calcext:value-type="date">
            <text:p>1983-08-01</text:p>
          </table:table-cell>
          <table:table-cell/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09-01" calcext:value-type="date">
            <text:p>1983-09-01</text:p>
          </table:table-cell>
          <table:table-cell/>
          <table:table-cell table:style-name="ce3" office:value-type="float" office:value="9.2" calcext:value-type="float">
            <text:p>9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10-01" calcext:value-type="date">
            <text:p>1983-10-01</text:p>
          </table:table-cell>
          <table:table-cell/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11-01" calcext:value-type="date">
            <text:p>1983-11-01</text:p>
          </table:table-cell>
          <table:table-cell/>
          <table:table-cell table:style-name="ce3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3-12-01" calcext:value-type="date">
            <text:p>1983-12-01</text:p>
          </table:table-cell>
          <table:table-cell/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1-01" calcext:value-type="date">
            <text:p>1984-01-01</text:p>
          </table:table-cell>
          <table:table-cell/>
          <table:table-cell table:style-name="ce3" office:value-type="float" office:value="8" calcext:value-type="float">
            <text:p>8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2-01" calcext:value-type="date">
            <text:p>1984-02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3-01" calcext:value-type="date">
            <text:p>1984-03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4-01" calcext:value-type="date">
            <text:p>1984-04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5-01" calcext:value-type="date">
            <text:p>1984-05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6-01" calcext:value-type="date">
            <text:p>1984-06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7-01" calcext:value-type="date">
            <text:p>1984-07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8-01" calcext:value-type="date">
            <text:p>1984-08-01</text:p>
          </table:table-cell>
          <table:table-cell/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09-01" calcext:value-type="date">
            <text:p>1984-09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10-01" calcext:value-type="date">
            <text:p>1984-10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11-01" calcext:value-type="date">
            <text:p>1984-11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4-12-01" calcext:value-type="date">
            <text:p>1984-12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1-01" calcext:value-type="date">
            <text:p>1985-01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2-01" calcext:value-type="date">
            <text:p>1985-0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3-01" calcext:value-type="date">
            <text:p>1985-03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4-01" calcext:value-type="date">
            <text:p>1985-04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5-01" calcext:value-type="date">
            <text:p>1985-05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6-01" calcext:value-type="date">
            <text:p>1985-06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7-01" calcext:value-type="date">
            <text:p>1985-07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8-01" calcext:value-type="date">
            <text:p>1985-08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09-01" calcext:value-type="date">
            <text:p>1985-09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10-01" calcext:value-type="date">
            <text:p>1985-10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11-01" calcext:value-type="date">
            <text:p>1985-11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5-12-01" calcext:value-type="date">
            <text:p>1985-12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1-01" calcext:value-type="date">
            <text:p>1986-01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2-01" calcext:value-type="date">
            <text:p>1986-02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3-01" calcext:value-type="date">
            <text:p>1986-03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4-01" calcext:value-type="date">
            <text:p>1986-04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5-01" calcext:value-type="date">
            <text:p>1986-05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6-01" calcext:value-type="date">
            <text:p>1986-06-01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7-01" calcext:value-type="date">
            <text:p>1986-07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8-01" calcext:value-type="date">
            <text:p>1986-08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09-01" calcext:value-type="date">
            <text:p>1986-09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10-01" calcext:value-type="date">
            <text:p>1986-10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11-01" calcext:value-type="date">
            <text:p>1986-11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6-12-01" calcext:value-type="date">
            <text:p>1986-1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1-01" calcext:value-type="date">
            <text:p>1987-0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2-01" calcext:value-type="date">
            <text:p>1987-0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3-01" calcext:value-type="date">
            <text:p>1987-03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4-01" calcext:value-type="date">
            <text:p>1987-04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5-01" calcext:value-type="date">
            <text:p>1987-05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6-01" calcext:value-type="date">
            <text:p>1987-06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7-01" calcext:value-type="date">
            <text:p>1987-07-01</text:p>
          </table:table-cell>
          <table:table-cell/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8-01" calcext:value-type="date">
            <text:p>1987-08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09-01" calcext:value-type="date">
            <text:p>1987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10-01" calcext:value-type="date">
            <text:p>1987-10-01</text:p>
          </table:table-cell>
          <table:table-cell/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11-01" calcext:value-type="date">
            <text:p>1987-11-01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7-12-01" calcext:value-type="date">
            <text:p>1987-12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1-01" calcext:value-type="date">
            <text:p>1988-01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2-01" calcext:value-type="date">
            <text:p>1988-02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3-01" calcext:value-type="date">
            <text:p>1988-03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4-01" calcext:value-type="date">
            <text:p>1988-04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5-01" calcext:value-type="date">
            <text:p>1988-05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6-01" calcext:value-type="date">
            <text:p>1988-06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7-01" calcext:value-type="date">
            <text:p>1988-07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8-01" calcext:value-type="date">
            <text:p>1988-08-01</text:p>
          </table:table-cell>
          <table:table-cell/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09-01" calcext:value-type="date">
            <text:p>1988-09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10-01" calcext:value-type="date">
            <text:p>1988-10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11-01" calcext:value-type="date">
            <text:p>1988-11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8-12-01" calcext:value-type="date">
            <text:p>1988-12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1-01" calcext:value-type="date">
            <text:p>1989-01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2-01" calcext:value-type="date">
            <text:p>1989-02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3-01" calcext:value-type="date">
            <text:p>1989-03-01</text:p>
          </table:table-cell>
          <table:table-cell/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4-01" calcext:value-type="date">
            <text:p>1989-04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5-01" calcext:value-type="date">
            <text:p>1989-05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6-01" calcext:value-type="date">
            <text:p>1989-06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7-01" calcext:value-type="date">
            <text:p>1989-07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8-01" calcext:value-type="date">
            <text:p>1989-08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09-01" calcext:value-type="date">
            <text:p>1989-09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10-01" calcext:value-type="date">
            <text:p>1989-10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11-01" calcext:value-type="date">
            <text:p>1989-11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89-12-01" calcext:value-type="date">
            <text:p>1989-12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1-01" calcext:value-type="date">
            <text:p>1990-01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2-01" calcext:value-type="date">
            <text:p>1990-02-01</text:p>
          </table:table-cell>
          <table:table-cell/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3-01" calcext:value-type="date">
            <text:p>1990-03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4-01" calcext:value-type="date">
            <text:p>1990-04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5-01" calcext:value-type="date">
            <text:p>1990-05-01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6-01" calcext:value-type="date">
            <text:p>1990-06-01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7-01" calcext:value-type="date">
            <text:p>1990-07-01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8-01" calcext:value-type="date">
            <text:p>1990-08-01</text:p>
          </table:table-cell>
          <table:table-cell/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09-01" calcext:value-type="date">
            <text:p>1990-09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10-01" calcext:value-type="date">
            <text:p>1990-10-01</text:p>
          </table:table-cell>
          <table:table-cell/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11-01" calcext:value-type="date">
            <text:p>1990-11-01</text:p>
          </table:table-cell>
          <table:table-cell/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0-12-01" calcext:value-type="date">
            <text:p>1990-12-01</text:p>
          </table:table-cell>
          <table:table-cell/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1-01" calcext:value-type="date">
            <text:p>1991-01-01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2-01" calcext:value-type="date">
            <text:p>1991-02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3-01" calcext:value-type="date">
            <text:p>1991-03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4-01" calcext:value-type="date">
            <text:p>1991-04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5-01" calcext:value-type="date">
            <text:p>1991-05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6-01" calcext:value-type="date">
            <text:p>1991-06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7-01" calcext:value-type="date">
            <text:p>1991-07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8-01" calcext:value-type="date">
            <text:p>1991-08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09-01" calcext:value-type="date">
            <text:p>1991-09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10-01" calcext:value-type="date">
            <text:p>1991-10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11-01" calcext:value-type="date">
            <text:p>1991-11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1-12-01" calcext:value-type="date">
            <text:p>1991-12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1-01" calcext:value-type="date">
            <text:p>1992-01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2-01" calcext:value-type="date">
            <text:p>1992-02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3-01" calcext:value-type="date">
            <text:p>1992-03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4-01" calcext:value-type="date">
            <text:p>1992-04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5-01" calcext:value-type="date">
            <text:p>1992-05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6-01" calcext:value-type="date">
            <text:p>1992-06-01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7-01" calcext:value-type="date">
            <text:p>1992-07-01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8-01" calcext:value-type="date">
            <text:p>1992-08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09-01" calcext:value-type="date">
            <text:p>1992-09-01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10-01" calcext:value-type="date">
            <text:p>1992-10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11-01" calcext:value-type="date">
            <text:p>1992-11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2-12-01" calcext:value-type="date">
            <text:p>1992-12-01</text:p>
          </table:table-cell>
          <table:table-cell/>
          <table:table-cell table:style-name="ce3" office:value-type="float" office:value="7.4" calcext:value-type="float">
            <text:p>7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1-01" calcext:value-type="date">
            <text:p>1993-01-01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2-01" calcext:value-type="date">
            <text:p>1993-02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3-01" calcext:value-type="date">
            <text:p>1993-03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4-01" calcext:value-type="date">
            <text:p>1993-04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5-01" calcext:value-type="date">
            <text:p>1993-05-01</text:p>
          </table:table-cell>
          <table:table-cell/>
          <table:table-cell table:style-name="ce3" office:value-type="float" office:value="7.1" calcext:value-type="float">
            <text:p>7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6-01" calcext:value-type="date">
            <text:p>1993-06-01</text:p>
          </table:table-cell>
          <table:table-cell/>
          <table:table-cell table:style-name="ce3"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7-01" calcext:value-type="date">
            <text:p>1993-07-0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8-01" calcext:value-type="date">
            <text:p>1993-08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09-01" calcext:value-type="date">
            <text:p>1993-09-01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10-01" calcext:value-type="date">
            <text:p>1993-10-01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11-01" calcext:value-type="date">
            <text:p>1993-11-01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3-12-01" calcext:value-type="date">
            <text:p>1993-12-01</text:p>
          </table:table-cell>
          <table:table-cell/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1-01" calcext:value-type="date">
            <text:p>1994-01-0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2-01" calcext:value-type="date">
            <text:p>1994-02-01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3-01" calcext:value-type="date">
            <text:p>1994-03-01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4-01" calcext:value-type="date">
            <text:p>1994-04-01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5-01" calcext:value-type="date">
            <text:p>1994-05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6-01" calcext:value-type="date">
            <text:p>1994-06-01</text:p>
          </table:table-cell>
          <table:table-cell table:style-name="ce3" office:value-type="float" office:value="11" calcext:value-type="float">
            <text:p>11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7-01" calcext:value-type="date">
            <text:p>1994-07-01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8-01" calcext:value-type="date">
            <text:p>1994-08-01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09-01" calcext:value-type="date">
            <text:p>1994-09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10-01" calcext:value-type="date">
            <text:p>1994-10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11-01" calcext:value-type="date">
            <text:p>1994-1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4-12-01" calcext:value-type="date">
            <text:p>1994-12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1-01" calcext:value-type="date">
            <text:p>1995-0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2-01" calcext:value-type="date">
            <text:p>1995-02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3-01" calcext:value-type="date">
            <text:p>1995-03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4-01" calcext:value-type="date">
            <text:p>1995-04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5-01" calcext:value-type="date">
            <text:p>1995-05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6-01" calcext:value-type="date">
            <text:p>1995-06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7-01" calcext:value-type="date">
            <text:p>1995-07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8-01" calcext:value-type="date">
            <text:p>1995-08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09-01" calcext:value-type="date">
            <text:p>1995-09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10-01" calcext:value-type="date">
            <text:p>1995-10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11-01" calcext:value-type="date">
            <text:p>1995-1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5-12-01" calcext:value-type="date">
            <text:p>1995-12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1-01" calcext:value-type="date">
            <text:p>1996-01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2-01" calcext:value-type="date">
            <text:p>1996-02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3-01" calcext:value-type="date">
            <text:p>1996-03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4-01" calcext:value-type="date">
            <text:p>1996-04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5-01" calcext:value-type="date">
            <text:p>1996-05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6-01" calcext:value-type="date">
            <text:p>1996-06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7-01" calcext:value-type="date">
            <text:p>1996-07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8-01" calcext:value-type="date">
            <text:p>1996-08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09-01" calcext:value-type="date">
            <text:p>1996-09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10-01" calcext:value-type="date">
            <text:p>1996-10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11-01" calcext:value-type="date">
            <text:p>1996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6-12-01" calcext:value-type="date">
            <text:p>1996-12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1-01" calcext:value-type="date">
            <text:p>1997-0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2-01" calcext:value-type="date">
            <text:p>1997-02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3-01" calcext:value-type="date">
            <text:p>1997-03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4-01" calcext:value-type="date">
            <text:p>1997-04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5-01" calcext:value-type="date">
            <text:p>1997-05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6-01" calcext:value-type="date">
            <text:p>1997-06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7-01" calcext:value-type="date">
            <text:p>1997-07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8-01" calcext:value-type="date">
            <text:p>1997-08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09-01" calcext:value-type="date">
            <text:p>1997-09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10-01" calcext:value-type="date">
            <text:p>1997-10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11-01" calcext:value-type="date">
            <text:p>1997-11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7-12-01" calcext:value-type="date">
            <text:p>1997-12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1-01" calcext:value-type="date">
            <text:p>1998-01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2-01" calcext:value-type="date">
            <text:p>1998-02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3-01" calcext:value-type="date">
            <text:p>1998-03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4-01" calcext:value-type="date">
            <text:p>1998-04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5-01" calcext:value-type="date">
            <text:p>1998-05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6-01" calcext:value-type="date">
            <text:p>1998-06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7-01" calcext:value-type="date">
            <text:p>1998-07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8-01" calcext:value-type="date">
            <text:p>1998-08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09-01" calcext:value-type="date">
            <text:p>1998-09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10-01" calcext:value-type="date">
            <text:p>1998-10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11-01" calcext:value-type="date">
            <text:p>1998-11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8-12-01" calcext:value-type="date">
            <text:p>1998-12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1-01" calcext:value-type="date">
            <text:p>1999-01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2-01" calcext:value-type="date">
            <text:p>1999-02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3-01" calcext:value-type="date">
            <text:p>1999-03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4-01" calcext:value-type="date">
            <text:p>1999-04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5-01" calcext:value-type="date">
            <text:p>1999-05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6-01" calcext:value-type="date">
            <text:p>1999-06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7-01" calcext:value-type="date">
            <text:p>1999-07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8-01" calcext:value-type="date">
            <text:p>1999-08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09-01" calcext:value-type="date">
            <text:p>1999-09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0-01" calcext:value-type="date">
            <text:p>1999-10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1-01" calcext:value-type="date">
            <text:p>1999-11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1999-12-01" calcext:value-type="date">
            <text:p>1999-12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1-01" calcext:value-type="date">
            <text:p>2000-01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2-01" calcext:value-type="date">
            <text:p>2000-02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3-01" calcext:value-type="date">
            <text:p>2000-03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4-01" calcext:value-type="date">
            <text:p>2000-04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5-01" calcext:value-type="date">
            <text:p>2000-05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6-01" calcext:value-type="date">
            <text:p>2000-06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7-01" calcext:value-type="date">
            <text:p>2000-07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8-01" calcext:value-type="date">
            <text:p>2000-08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09-01" calcext:value-type="date">
            <text:p>2000-09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0-01" calcext:value-type="date">
            <text:p>2000-10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1-01" calcext:value-type="date">
            <text:p>2000-11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0-12-01" calcext:value-type="date">
            <text:p>2000-12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1-01" calcext:value-type="date">
            <text:p>2001-01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2-01" calcext:value-type="date">
            <text:p>2001-02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3-01" calcext:value-type="date">
            <text:p>2001-03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4-01" calcext:value-type="date">
            <text:p>2001-04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5-01" calcext:value-type="date">
            <text:p>2001-05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6-01" calcext:value-type="date">
            <text:p>2001-06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7-01" calcext:value-type="date">
            <text:p>2001-07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8-01" calcext:value-type="date">
            <text:p>2001-08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09-01" calcext:value-type="date">
            <text:p>2001-09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0-01" calcext:value-type="date">
            <text:p>2001-10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1-01" calcext:value-type="date">
            <text:p>2001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1-12-01" calcext:value-type="date">
            <text:p>2001-12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1-01" calcext:value-type="date">
            <text:p>2002-0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2-01" calcext:value-type="date">
            <text:p>2002-02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3-01" calcext:value-type="date">
            <text:p>2002-03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4-01" calcext:value-type="date">
            <text:p>2002-04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5-01" calcext:value-type="date">
            <text:p>2002-05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6-01" calcext:value-type="date">
            <text:p>2002-06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7-01" calcext:value-type="date">
            <text:p>2002-07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8-01" calcext:value-type="date">
            <text:p>2002-08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09-01" calcext:value-type="date">
            <text:p>2002-09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0-01" calcext:value-type="date">
            <text:p>2002-10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1-01" calcext:value-type="date">
            <text:p>2002-11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2-12-01" calcext:value-type="date">
            <text:p>2002-12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1-01" calcext:value-type="date">
            <text:p>2003-01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2-01" calcext:value-type="date">
            <text:p>2003-02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3-01" calcext:value-type="date">
            <text:p>2003-03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4-01" calcext:value-type="date">
            <text:p>2003-04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5-01" calcext:value-type="date">
            <text:p>2003-05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6-01" calcext:value-type="date">
            <text:p>2003-06-01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7-01" calcext:value-type="date">
            <text:p>2003-07-01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8-01" calcext:value-type="date">
            <text:p>2003-08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09-01" calcext:value-type="date">
            <text:p>2003-09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0-01" calcext:value-type="date">
            <text:p>2003-10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6" calcext:value-type="float">
            <text:p>6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1-01" calcext:value-type="date">
            <text:p>2003-11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3-12-01" calcext:value-type="date">
            <text:p>2003-12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1-01" calcext:value-type="date">
            <text:p>2004-01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2-01" calcext:value-type="date">
            <text:p>2004-02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3-01" calcext:value-type="date">
            <text:p>2004-03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4-01" calcext:value-type="date">
            <text:p>2004-04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5-01" calcext:value-type="date">
            <text:p>2004-05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6-01" calcext:value-type="date">
            <text:p>2004-06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7-01" calcext:value-type="date">
            <text:p>2004-07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8-01" calcext:value-type="date">
            <text:p>2004-08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09-01" calcext:value-type="date">
            <text:p>2004-09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0-01" calcext:value-type="date">
            <text:p>2004-10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1-01" calcext:value-type="date">
            <text:p>2004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4-12-01" calcext:value-type="date">
            <text:p>2004-12-0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1-01" calcext:value-type="date">
            <text:p>2005-01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2-01" calcext:value-type="date">
            <text:p>2005-02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3-01" calcext:value-type="date">
            <text:p>2005-03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4-01" calcext:value-type="date">
            <text:p>2005-04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5-01" calcext:value-type="date">
            <text:p>2005-05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6-01" calcext:value-type="date">
            <text:p>2005-06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7-01" calcext:value-type="date">
            <text:p>2005-07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8-01" calcext:value-type="date">
            <text:p>2005-08-0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09-01" calcext:value-type="date">
            <text:p>2005-09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0-01" calcext:value-type="date">
            <text:p>2005-10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1-01" calcext:value-type="date">
            <text:p>2005-11-0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5-12-01" calcext:value-type="date">
            <text:p>2005-12-0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1-01" calcext:value-type="date">
            <text:p>2006-01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2-01" calcext:value-type="date">
            <text:p>2006-02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3-01" calcext:value-type="date">
            <text:p>2006-03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4-01" calcext:value-type="date">
            <text:p>2006-04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5-01" calcext:value-type="date">
            <text:p>2006-05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6-01" calcext:value-type="date">
            <text:p>2006-06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7-01" calcext:value-type="date">
            <text:p>2006-07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8-01" calcext:value-type="date">
            <text:p>2006-08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09-01" calcext:value-type="date">
            <text:p>2006-09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10-01" calcext:value-type="date">
            <text:p>2006-10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11-01" calcext:value-type="date">
            <text:p>2006-11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6-12-01" calcext:value-type="date">
            <text:p>2006-12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1-01" calcext:value-type="date">
            <text:p>2007-01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2-01" calcext:value-type="date">
            <text:p>2007-02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3-01" calcext:value-type="date">
            <text:p>2007-03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4-01" calcext:value-type="date">
            <text:p>2007-04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5-01" calcext:value-type="date">
            <text:p>2007-05-0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6-01" calcext:value-type="date">
            <text:p>2007-06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7-01" calcext:value-type="date">
            <text:p>2007-07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8-01" calcext:value-type="date">
            <text:p>2007-08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09-01" calcext:value-type="date">
            <text:p>2007-09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10-01" calcext:value-type="date">
            <text:p>2007-10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11-01" calcext:value-type="date">
            <text:p>2007-11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7-12-01" calcext:value-type="date">
            <text:p>2007-12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1-01" calcext:value-type="date">
            <text:p>2008-01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2-01" calcext:value-type="date">
            <text:p>2008-02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3-01" calcext:value-type="date">
            <text:p>2008-03-0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4-01" calcext:value-type="date">
            <text:p>2008-04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5-01" calcext:value-type="date">
            <text:p>2008-05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6-01" calcext:value-type="date">
            <text:p>2008-06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7-01" calcext:value-type="date">
            <text:p>2008-07-01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8-01" calcext:value-type="date">
            <text:p>2008-08-01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09-01" calcext:value-type="date">
            <text:p>2008-09-01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0-01" calcext:value-type="date">
            <text:p>2008-10-01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1-01" calcext:value-type="date">
            <text:p>2008-11-0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8-12-01" calcext:value-type="date">
            <text:p>2008-12-01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1-01" calcext:value-type="date">
            <text:p>2009-01-01</text:p>
          </table:table-cell>
          <table:table-cell table:style-name="ce3" office:value-type="float" office:value="14.1" calcext:value-type="float">
            <text:p>14.1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2-01" calcext:value-type="date">
            <text:p>2009-02-01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3-01" calcext:value-type="date">
            <text:p>2009-03-01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8.7" calcext:value-type="float">
            <text:p>8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4-01" calcext:value-type="date">
            <text:p>2009-04-01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5-01" calcext:value-type="date">
            <text:p>2009-05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6-01" calcext:value-type="date">
            <text:p>2009-06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7-01" calcext:value-type="date">
            <text:p>2009-07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8-01" calcext:value-type="date">
            <text:p>2009-08-01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09-01" calcext:value-type="date">
            <text:p>2009-09-01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10" calcext:value-type="float">
            <text:p>10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3" office:value-type="float" office:value="17" calcext:value-type="float">
            <text:p>17.0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office:value-type="float" office:value="9.9" calcext:value-type="float">
            <text:p>9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office:value-type="float" office:value="9.8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9.3" calcext:value-type="float">
            <text:p>9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3" office:value-type="float" office:value="16" calcext:value-type="float">
            <text:p>16.0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3" office:value-type="float" office:value="16" calcext:value-type="float">
            <text:p>16.0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.1" calcext:value-type="float">
            <text:p>9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3" office:value-type="float" office:value="16.4" calcext:value-type="float">
            <text:p>16.4</text:p>
          </table:table-cell>
          <table:table-cell table:style-name="ce3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8.8" calcext:value-type="float">
            <text:p>8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3" office:value-type="float" office:value="15.6" calcext:value-type="float">
            <text:p>15.6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3" office:value-type="float" office:value="15" calcext:value-type="float">
            <text:p>15.0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3" office:value-type="float" office:value="14.6" calcext:value-type="float">
            <text:p>14.6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8.2" calcext:value-type="float">
            <text:p>8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3" office:value-type="float" office:value="14.6" calcext:value-type="float">
            <text:p>14.6</text:p>
          </table:table-cell>
          <table:table-cell table:style-name="ce3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8" calcext:value-type="float">
            <text:p>8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3" office:value-type="float" office:value="14" calcext:value-type="float">
            <text:p>14.0</text:p>
          </table:table-cell>
          <table:table-cell table:style-name="ce3"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7.3" calcext:value-type="float">
            <text:p>7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3" office:value-type="float" office:value="13.6" calcext:value-type="float">
            <text:p>13.6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3" office:value-type="float" office:value="12.3" calcext:value-type="float">
            <text:p>12.3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3" office:value-type="float" office:value="12.3" calcext:value-type="float">
            <text:p>12.3</text:p>
          </table:table-cell>
          <table:table-cell table:style-name="ce3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3" office:value-type="float" office:value="10.9" calcext:value-type="float">
            <text:p>10.9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3" office:value-type="float" office:value="10" calcext:value-type="float">
            <text:p>10.0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3" office:value-type="float" office:value="9.6" calcext:value-type="float">
            <text:p>9.6</text:p>
          </table:table-cell>
          <table:table-cell table:style-name="ce3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3" office:value-type="float" office:value="9" calcext:value-type="float">
            <text:p>9.0</text:p>
          </table:table-cell>
          <table:table-cell table:style-name="ce3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1" calcext:value-type="date">
            <text:p>2017-08-0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1" calcext:value-type="date">
            <text:p>2017-09-01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0-01" calcext:value-type="date">
            <text:p>2017-10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1-01" calcext:value-type="date">
            <text:p>2017-11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12-01" calcext:value-type="date">
            <text:p>2017-12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1-01" calcext:value-type="date">
            <text:p>2018-01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2-01" calcext:value-type="date">
            <text:p>2018-02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3-01" calcext:value-type="date">
            <text:p>2018-03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4-01" calcext:value-type="date">
            <text:p>2018-04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5-01" calcext:value-type="date">
            <text:p>2018-05-01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6-01" calcext:value-type="date">
            <text:p>2018-06-01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7-01" calcext:value-type="date">
            <text:p>2018-07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8-01" calcext:value-type="date">
            <text:p>2018-08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9-01" calcext:value-type="date">
            <text:p>2018-09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0-01" calcext:value-type="date">
            <text:p>2018-10-0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1-01" calcext:value-type="date">
            <text:p>2018-11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01" calcext:value-type="date">
            <text:p>2018-12-01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1-01" calcext:value-type="date">
            <text:p>2019-01-01</text:p>
          </table:table-cell>
          <table:table-cell table:style-name="ce3" office:value-type="float" office:value="8" calcext:value-type="float">
            <text:p>8.0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2-01" calcext:value-type="date">
            <text:p>2019-02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3-01" calcext:value-type="date">
            <text:p>2019-03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4-01" calcext:value-type="date">
            <text:p>2019-04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5-01" calcext:value-type="date">
            <text:p>2019-05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6-01" calcext:value-type="date">
            <text:p>2019-06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7-01" calcext:value-type="date">
            <text:p>2019-07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8-01" calcext:value-type="date">
            <text:p>2019-08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9-01" calcext:value-type="date">
            <text:p>2019-09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10-01" calcext:value-type="date">
            <text:p>2019-10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11-01" calcext:value-type="date">
            <text:p>2019-11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12-01" calcext:value-type="date">
            <text:p>2019-12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1-01" calcext:value-type="date">
            <text:p>2020-01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2-01" calcext:value-type="date">
            <text:p>2020-02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float" office:value="14.8" calcext:value-type="float">
            <text:p>14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13.2" calcext:value-type="float">
            <text:p>13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table:style-name="ce3" office:value-type="float" office:value="18" calcext:value-type="float">
            <text:p>18.0</text:p>
          </table:table-cell>
          <table:table-cell table:style-name="ce3" office:value-type="float" office:value="11" calcext:value-type="float">
            <text:p>11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8-01" calcext:value-type="date">
            <text:p>2020-08-01</text:p>
          </table:table-cell>
          <table:table-cell table:style-name="ce3" office:value-type="float" office:value="14.2" calcext:value-type="float">
            <text:p>14.2</text:p>
          </table:table-cell>
          <table:table-cell table:style-name="ce3"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10-01" calcext:value-type="date">
            <text:p>2020-10-01</text:p>
          </table:table-cell>
          <table:table-cell table:style-name="ce3" office:value-type="float" office:value="12" calcext:value-type="float">
            <text:p>12.0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11-01" calcext:value-type="date">
            <text:p>2020-11-01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1-01" calcext:value-type="date">
            <text:p>2021-01-0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2-01" calcext:value-type="date">
            <text:p>2021-02-01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3-01" calcext:value-type="date">
            <text:p>2021-03-01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4-01" calcext:value-type="date">
            <text:p>2021-04-01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5-01" calcext:value-type="date">
            <text:p>2021-05-01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6-01" calcext:value-type="date">
            <text:p>2021-06-01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7-01" calcext:value-type="date">
            <text:p>2021-07-01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8-01" calcext:value-type="date">
            <text:p>2021-08-01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09-01" calcext:value-type="date">
            <text:p>2021-09-0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10-01" calcext:value-type="date">
            <text:p>2021-10-0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1-12-01" calcext:value-type="date">
            <text:p>2021-12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1-01" calcext:value-type="date">
            <text:p>2022-01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2-01" calcext:value-type="date">
            <text:p>2022-02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3-01" calcext:value-type="date">
            <text:p>2022-03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4-01" calcext:value-type="date">
            <text:p>2022-04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5-01" calcext:value-type="date">
            <text:p>2022-05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7-01" calcext:value-type="date">
            <text:p>2022-07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8-01" calcext:value-type="date">
            <text:p>2022-08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09-01" calcext:value-type="date">
            <text:p>2022-09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10-01" calcext:value-type="date">
            <text:p>2022-10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11-01" calcext:value-type="date">
            <text:p>2022-11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2-12-01" calcext:value-type="date">
            <text:p>2022-12-01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1-01" calcext:value-type="date">
            <text:p>2023-01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2-01" calcext:value-type="date">
            <text:p>2023-02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3-01" calcext:value-type="date">
            <text:p>2023-03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4-01" calcext:value-type="date">
            <text:p>2023-04-01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5-01" calcext:value-type="date">
            <text:p>2023-05-01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1" calcext:value-type="date">
            <text:p>2023-06-01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7-01" calcext:value-type="date">
            <text:p>2023-07-0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8-01" calcext:value-type="date">
            <text:p>2023-08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9-01" calcext:value-type="date">
            <text:p>2023-09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10-01" calcext:value-type="date">
            <text:p>2023-10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11-01" calcext:value-type="date">
            <text:p>2023-11-01</text:p>
          </table:table-cell>
          <table:table-cell table:style-name="ce3" office:value-type="float" office:value="7" calcext:value-type="float">
            <text:p>7.0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12-01" calcext:value-type="date">
            <text:p>2023-12-0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1-01" calcext:value-type="date">
            <text:p>2024-01-0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2-01" calcext:value-type="date">
            <text:p>2024-02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3-01" calcext:value-type="date">
            <text:p>2024-03-01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4-01" calcext:value-type="date">
            <text:p>2024-04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5-01" calcext:value-type="date">
            <text:p>2024-05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" calcext:value-type="float">
            <text:p>4.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6-01" calcext:value-type="date">
            <text:p>2024-06-01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7-01" calcext:value-type="date">
            <text:p>2024-07-01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4-08-01" calcext:value-type="date">
            <text:p>2024-08-0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1021"/>
        </table:table-row>
        <table:table-row table:style-name="ro1" table:number-rows-repeated="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D_20_Graph" style:display-name="PageStyle_FRED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22" meta:object-count="0"/>
    <meta:generator>LibreOfficeDev/6.0.5.2$Linux_X86_64 LibreOffice_project/</meta:generator>
  </office:meta>
</office:document-meta>
</file>